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8402f" officeooo:paragraph-rsid="0018c83b"/>
    </style:style>
    <style:style style:name="P2" style:family="paragraph" style:parent-style-name="Standard">
      <style:text-properties officeooo:rsid="0018c83b" officeooo:paragraph-rsid="0018c83b"/>
    </style:style>
    <style:style style:name="P3" style:family="paragraph" style:parent-style-name="Standard">
      <style:text-properties officeooo:rsid="00194dea" officeooo:paragraph-rsid="00194dea"/>
    </style:style>
    <style:style style:name="P4" style:family="paragraph" style:parent-style-name="Standard">
      <style:text-properties officeooo:rsid="001a713a" officeooo:paragraph-rsid="001a713a"/>
    </style:style>
    <style:style style:name="P5" style:family="paragraph" style:parent-style-name="Standard">
      <style:text-properties style:text-underline-style="solid" style:text-underline-width="auto" style:text-underline-color="font-color" officeooo:rsid="0018402f" officeooo:paragraph-rsid="0018c83b"/>
    </style:style>
    <style:style style:name="P6" style:family="paragraph" style:parent-style-name="Standard">
      <style:text-properties officeooo:rsid="001c76e2" officeooo:paragraph-rsid="001c76e2"/>
    </style:style>
    <style:style style:name="P7" style:family="paragraph" style:parent-style-name="Standard">
      <style:text-properties officeooo:rsid="001d3afd" officeooo:paragraph-rsid="001d3afd"/>
    </style:style>
    <style:style style:name="P8" style:family="paragraph" style:parent-style-name="Standard">
      <style:text-properties officeooo:rsid="001e1d7c" officeooo:paragraph-rsid="001e1d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roll :</text:p>
      <text:p text:style-name="P2">grand</text:p>
      <text:p text:style-name="P1"/>
      <text:p text:style-name="P5">Orc :</text:p>
      <text:p text:style-name="P4">moyenne</text:p>
      <text:p text:style-name="P1"/>
      <text:p text:style-name="P5">Gobelin :</text:p>
      <text:p text:style-name="P3">petit</text:p>
      <text:p text:style-name="P3"/>
      <text:p text:style-name="P6">TROUVER LES REFS  ! YEAH !!!</text:p>
      <text:p text:style-name="P6"/>
      <text:p text:style-name="P7">Chaque créature :</text:p>
      <text:p text:style-name="P7">_Sketch/traits</text:p>
      <text:p text:style-name="P7">_Couleur</text:p>
      <text:p text:style-name="P8">_accessoire + vêtement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14T10:11:57.521000000</dc:date>
    <meta:editing-duration>PT6M20S</meta:editing-duration>
    <meta:editing-cycles>8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11" meta:word-count="23" meta:character-count="127" meta:non-whitespace-character-count="114"/>
  </office:meta>
</office:document-meta>
</file>